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Astra Serif" svg:font-family="'PT Astra Serif'" style:font-family-generic="roman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FreeSans1" svg:font-family="FreeSans" style:font-family-generic="swiss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FreeSans" svg:font-family="FreeSans" style:font-family-generic="system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>
      <svg:font-face-src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fo:font-size="9pt" officeooo:rsid="00487a9d" officeooo:paragraph-rsid="00487a9d" style:font-size-asian="9pt" style:font-size-complex="9pt"/>
    </style:style>
    <style:style style:name="P3" style:family="paragraph" style:parent-style-name="Table_20_Contents">
      <style:paragraph-properties fo:text-align="start" style:justify-single-word="false"/>
      <style:text-properties fo:font-size="9pt" officeooo:rsid="00487a9d" officeooo:paragraph-rsid="00487a9d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font-size="9pt" officeooo:rsid="006a73b5" officeooo:paragraph-rsid="006a73b5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font-size="11pt" officeooo:rsid="006ca3b4" officeooo:paragraph-rsid="006ca3b4" style:font-size-asian="9.60000038146973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size="11pt" style:font-size-asian="9.60000038146973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font-size="11pt" officeooo:rsid="006a73b5" officeooo:paragraph-rsid="006a73b5" style:font-size-asian="9.60000038146973pt" style:font-size-complex="11pt"/>
    </style:style>
    <style:style style:name="P9" style:family="paragraph" style:parent-style-name="Footer">
      <style:text-properties fo:font-size="11pt" style:font-size-asian="9.60000038146973pt" style:font-size-complex="11pt"/>
    </style:style>
    <style:style style:name="P10" style:family="paragraph" style:parent-style-name="Footer">
      <style:paragraph-properties fo:text-align="start" style:justify-single-word="false"/>
      <style:text-properties fo:font-size="11pt" officeooo:rsid="00349ab1" officeooo:paragraph-rsid="00349ab1" style:font-size-asian="9.60000038146973pt" style:font-size-complex="11pt"/>
    </style:style>
    <style:style style:name="P11" style:family="paragraph" style:parent-style-name="Основной_20_текст_20_КД" style:master-page-name="Форма_20_9">
      <style:paragraph-properties fo:line-height="150%" style:page-number="auto"/>
      <style:text-properties officeooo:rsid="0089963a" officeooo:paragraph-rsid="0089963a"/>
    </style:style>
    <style:style style:name="P12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PT Astra Serif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Sans Unicode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margin-left="0mm" fo:margin-right="0mm" fo:margin-top="0mm" fo:margin-bottom="0mm" fo:line-height="100%" fo:text-align="center" fo:text-indent="0m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text-properties fo:font-size="7pt" style:font-size-asian="7pt" style:font-size-complex="7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PT Astra Serif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Sans Unicode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7pt" style:font-size-asian="7pt" style:font-size-complex="7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35mm" svg:stroke-color="#000000" draw:marker-start-width="4.06mm" draw:marker-end-width="4.06mm" draw:fill="none" draw:fill-color="#ffffff" draw:textarea-vertical-align="middle" fo:min-height="6.65mm" fo:padding-top="0.18mm" fo:padding-bottom="0.18mm" fo:padding-left="0.18mm" fo:padding-right="0.18mm" style:run-through="foreground"/>
    </style:style>
    <style:style style:name="gr3" style:family="graphic">
      <style:graphic-properties draw:stroke="solid" svg:stroke-width="0.35mm" svg:stroke-color="#000000" draw:marker-start-width="4.06mm" draw:marker-end-width="4.06mm" draw:fill="none" draw:fill-color="#ffffff" draw:textarea-vertical-align="middle" fo:min-height="4.64mm" fo:padding-top="0.18mm" fo:padding-bottom="0.18mm" fo:padding-left="0.18mm" fo:padding-right="0.18mm" style:run-through="foreground"/>
    </style:style>
    <style:style style:name="gr4" style:family="graphic">
      <style:graphic-properties draw:stroke="none" svg:stroke-color="#000000" draw:fill="none" draw:fill-color="#ffffff" fo:min-height="3.6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8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3.4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Astra Serif" svg:font-family="'PT Astra Serif'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T Astra Serif" fo:font-size="12pt" fo:language="ru" fo:country="RU" style:letter-kerning="true" style:font-name-asian="Lucida Sans Unicode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4.99mm" style:writing-mode="page"/>
      <style:text-properties style:use-window-font-color="true" style:font-name="PT Astra Serif" fo:font-size="12pt" fo:language="ru" fo:country="RU" style:letter-kerning="true" style:font-name-asian="Lucida Sans Unicode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PT Astra Serif" fo:font-family="'PT Astra Serif'" style:font-family-generic="roman" fo:font-size="14pt" style:font-name-asian="Lucida Sans Unicode" style:font-family-asian="'Lucida Sans Unicode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PT Astra Serif" fo:font-family="'PT Astra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Основной_20_текст_20_КД" style:display-name="Основной текст КД" style:family="paragraph" style:parent-style-name="Standard" style:master-page-name="">
      <style:paragraph-properties fo:margin-left="4.99mm" fo:margin-right="4.99mm" fo:margin-top="0mm" fo:margin-bottom="0mm" loext:contextual-spacing="true" fo:line-height="150%" fo:text-align="justify" style:justify-single-word="false" fo:hyphenation-ladder-count="no-limit" fo:text-indent="20mm" style:auto-text-indent="false" style:page-number="auto" style:writing-mode="page"/>
      <style:text-properties style:font-size-asian="10.5pt" fo:hyphenate="true" fo:hyphenation-remain-char-count="2" fo:hyphenation-push-char-count="2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nothing" fo:text-indent="-4.99mm" fo:margin-left="4.99mm"/>
        </style:list-level-properties>
      </text:list-level-style-number>
      <text:list-level-style-number text:level="2" text:style-name="Numbering_20_Symbols" style:num-format="1">
        <style:list-level-properties text:list-level-position-and-space-mode="label-alignment">
          <style:list-level-label-alignment text:label-followed-by="nothing" fo:text-indent="-4.99mm" fo:margin-left="9.98mm"/>
        </style:list-level-properties>
      </text:list-level-style-number>
      <text:list-level-style-number text:level="3" text:style-name="Numbering_20_Symbols" style:num-format="1">
        <style:list-level-properties text:list-level-position-and-space-mode="label-alignment">
          <style:list-level-label-alignment text:label-followed-by="nothing" fo:text-indent="-10mm" fo:margin-left="19.98mm"/>
        </style:list-level-properties>
      </text:list-level-style-number>
      <text:list-level-style-number text:level="4" text:style-name="Numbering_20_Symbols" style:num-format="1">
        <style:list-level-properties text:list-level-position-and-space-mode="label-alignment">
          <style:list-level-label-alignment text:label-followed-by="nothing" fo:text-indent="-12.51mm" fo:margin-left="32.49mm"/>
        </style:list-level-properties>
      </text:list-level-style-number>
      <text:list-level-style-number text:level="5" text:style-name="Numbering_20_Symbols" style:num-format="1">
        <style:list-level-properties text:list-level-position-and-space-mode="label-alignment">
          <style:list-level-label-alignment text:label-followed-by="nothing" fo:text-indent="-14.99mm" fo:margin-left="47.48mm"/>
        </style:list-level-properties>
      </text:list-level-style-number>
      <text:list-level-style-number text:level="6" text:style-name="Numbering_20_Symbols" style:num-format="1">
        <style:list-level-properties text:list-level-position-and-space-mode="label-alignment">
          <style:list-level-label-alignment text:label-followed-by="nothing" fo:text-indent="-18.01mm" fo:margin-left="65.49mm"/>
        </style:list-level-properties>
      </text:list-level-style-number>
      <text:list-level-style-number text:level="7" text:style-name="Numbering_20_Symbols" style:num-format="1">
        <style:list-level-properties text:list-level-position-and-space-mode="label-alignment">
          <style:list-level-label-alignment text:label-followed-by="nothing" fo:text-indent="-23mm" fo:margin-left="88.49mm"/>
        </style:list-level-properties>
      </text:list-level-style-number>
      <text:list-level-style-number text:level="8" text:style-name="Numbering_20_Symbols" style:num-format="1">
        <style:list-level-properties text:list-level-position-and-space-mode="label-alignment">
          <style:list-level-label-alignment text:label-followed-by="nothing" fo:text-indent="-26mm" fo:margin-left="114.49mm"/>
        </style:list-level-properties>
      </text:list-level-style-number>
      <text:list-level-style-number text:level="9" text:style-name="Numbering_20_Symbols" style:num-format="1">
        <style:list-level-properties text:list-level-position-and-space-mode="label-alignment">
          <style:list-level-label-alignment text:label-followed-by="nothing" fo:text-indent="-28.01mm" fo:margin-left="142.5mm"/>
        </style:list-level-properties>
      </text:list-level-style-number>
      <text:list-level-style-number text:level="10" text:style-name="Numbering_20_Symbols" style:num-format="1">
        <style:list-level-properties text:list-level-position-and-space-mode="label-alignment">
          <style:list-level-label-alignment text:label-followed-by="nothing" fo:text-indent="-31.01mm" fo:margin-left="173.51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nothing" fo:text-indent="-30mm" fo:margin-left="30mm"/>
        </style:list-level-properties>
      </text:list-level-style-number>
      <text:list-level-style-number text:level="2" text:style-name="Numbering_20_Symbols" style:num-format="1">
        <style:list-level-properties text:list-level-position-and-space-mode="label-alignment">
          <style:list-level-label-alignment text:label-followed-by="nothing" fo:text-indent="-30mm" fo:margin-left="60.01mm"/>
        </style:list-level-properties>
      </text:list-level-style-number>
      <text:list-level-style-number text:level="3" text:style-name="Numbering_20_Symbols" style:num-format="1">
        <style:list-level-properties text:list-level-position-and-space-mode="label-alignment">
          <style:list-level-label-alignment text:label-followed-by="nothing" fo:text-indent="-30mm" fo:margin-left="90.01mm"/>
        </style:list-level-properties>
      </text:list-level-style-number>
      <text:list-level-style-number text:level="4" text:style-name="Numbering_20_Symbols" style:num-format="1">
        <style:list-level-properties text:list-level-position-and-space-mode="label-alignment">
          <style:list-level-label-alignment text:label-followed-by="nothing" fo:text-indent="-30mm" fo:margin-left="120.02mm"/>
        </style:list-level-properties>
      </text:list-level-style-number>
      <text:list-level-style-number text:level="5" text:style-name="Numbering_20_Symbols" style:num-format="1">
        <style:list-level-properties text:list-level-position-and-space-mode="label-alignment">
          <style:list-level-label-alignment text:label-followed-by="nothing" fo:text-indent="-30mm" fo:margin-left="150.02mm"/>
        </style:list-level-properties>
      </text:list-level-style-number>
      <text:list-level-style-number text:level="6" text:style-name="Numbering_20_Symbols" style:num-format="1">
        <style:list-level-properties text:list-level-position-and-space-mode="label-alignment">
          <style:list-level-label-alignment text:label-followed-by="nothing" fo:text-indent="-30mm" fo:margin-left="180.02mm"/>
        </style:list-level-properties>
      </text:list-level-style-number>
      <text:list-level-style-number text:level="7" text:style-name="Numbering_20_Symbols" style:num-format="1">
        <style:list-level-properties text:list-level-position-and-space-mode="label-alignment">
          <style:list-level-label-alignment text:label-followed-by="nothing" fo:text-indent="-30mm" fo:margin-left="210.03mm"/>
        </style:list-level-properties>
      </text:list-level-style-number>
      <text:list-level-style-number text:level="8" text:style-name="Numbering_20_Symbols" style:num-format="1">
        <style:list-level-properties text:list-level-position-and-space-mode="label-alignment">
          <style:list-level-label-alignment text:label-followed-by="nothing" fo:text-indent="-30mm" fo:margin-left="240.03mm"/>
        </style:list-level-properties>
      </text:list-level-style-number>
      <text:list-level-style-number text:level="9" text:style-name="Numbering_20_Symbols" style:num-format="1">
        <style:list-level-properties text:list-level-position-and-space-mode="label-alignment">
          <style:list-level-label-alignment text:label-followed-by="nothing" fo:text-indent="-30mm" fo:margin-left="270.03mm"/>
        </style:list-level-properties>
      </text:list-level-style-number>
      <text:list-level-style-number text:level="10" text:style-name="Numbering_20_Symbols" style:num-format="1">
        <style:list-level-properties text:list-level-position-and-space-mode="label-alignment">
          <style:list-level-label-alignment text:label-followed-by="nothing" fo:text-indent="-30mm" fo:margin-left="300.04m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format="1">
        <style:list-level-properties text:list-level-position-and-space-mode="label-alignment">
          <style:list-level-label-alignment text:label-followed-by="nothing" fo:text-indent="-4.99mm" fo:margin-left="4.99mm"/>
        </style:list-level-properties>
      </text:list-level-style-number>
      <text:list-level-style-number text:level="2" text:style-name="Numbering_20_Symbols" style:num-format="1">
        <style:list-level-properties text:list-level-position-and-space-mode="label-alignment">
          <style:list-level-label-alignment text:label-followed-by="nothing" fo:text-indent="-4.99mm" fo:margin-left="10mm"/>
        </style:list-level-properties>
      </text:list-level-style-number>
      <text:list-level-style-number text:level="3" text:style-name="Numbering_20_Symbols" style:num-format="1">
        <style:list-level-properties text:list-level-position-and-space-mode="label-alignment">
          <style:list-level-label-alignment text:label-followed-by="nothing" fo:text-indent="-4.99mm" fo:margin-left="14.99mm"/>
        </style:list-level-properties>
      </text:list-level-style-number>
      <text:list-level-style-number text:level="4" text:style-name="Numbering_20_Symbols" style:num-format="1">
        <style:list-level-properties text:list-level-position-and-space-mode="label-alignment">
          <style:list-level-label-alignment text:label-followed-by="nothing" fo:text-indent="-4.99mm" fo:margin-left="20mm"/>
        </style:list-level-properties>
      </text:list-level-style-number>
      <text:list-level-style-number text:level="5" text:style-name="Numbering_20_Symbols" style:num-format="1">
        <style:list-level-properties text:list-level-position-and-space-mode="label-alignment">
          <style:list-level-label-alignment text:label-followed-by="nothing" fo:text-indent="-4.99mm" fo:margin-left="24.99mm"/>
        </style:list-level-properties>
      </text:list-level-style-number>
      <text:list-level-style-number text:level="6" text:style-name="Numbering_20_Symbols" style:num-format="1">
        <style:list-level-properties text:list-level-position-and-space-mode="label-alignment">
          <style:list-level-label-alignment text:label-followed-by="nothing" fo:text-indent="-4.99mm" fo:margin-left="30mm"/>
        </style:list-level-properties>
      </text:list-level-style-number>
      <text:list-level-style-number text:level="7" text:style-name="Numbering_20_Symbols" style:num-format="1">
        <style:list-level-properties text:list-level-position-and-space-mode="label-alignment">
          <style:list-level-label-alignment text:label-followed-by="nothing" fo:text-indent="-4.99mm" fo:margin-left="35mm"/>
        </style:list-level-properties>
      </text:list-level-style-number>
      <text:list-level-style-number text:level="8" text:style-name="Numbering_20_Symbols" style:num-format="1">
        <style:list-level-properties text:list-level-position-and-space-mode="label-alignment">
          <style:list-level-label-alignment text:label-followed-by="nothing" fo:text-indent="-4.99mm" fo:margin-left="40.01mm"/>
        </style:list-level-properties>
      </text:list-level-style-number>
      <text:list-level-style-number text:level="9" text:style-name="Numbering_20_Symbols" style:num-format="1">
        <style:list-level-properties text:list-level-position-and-space-mode="label-alignment">
          <style:list-level-label-alignment text:label-followed-by="nothing" fo:text-indent="-4.99mm" fo:margin-left="45mm"/>
        </style:list-level-properties>
      </text:list-level-style-number>
      <text:list-level-style-number text:level="10" text:style-name="Numbering_20_Symbols" style:num-format="1">
        <style:list-level-properties text:list-level-position-and-space-mode="label-alignment">
          <style:list-level-label-alignment text:label-followed-by="nothing" fo:text-indent="-4.99mm" fo:margin-left="50.01m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format="1">
        <style:list-level-properties text:list-level-position-and-space-mode="label-alignment">
          <style:list-level-label-alignment text:label-followed-by="nothing" fo:text-indent="-4mm" fo:margin-left="4mm"/>
        </style:list-level-properties>
      </text:list-level-style-number>
      <text:list-level-style-number text:level="2" text:style-name="Numbering_20_Symbols" style:num-format="1">
        <style:list-level-properties text:list-level-position-and-space-mode="label-alignment">
          <style:list-level-label-alignment text:label-followed-by="nothing" fo:text-indent="-6.51mm" fo:margin-left="11.01mm"/>
        </style:list-level-properties>
      </text:list-level-style-number>
      <text:list-level-style-number text:level="3" text:style-name="Numbering_20_Symbols" style:num-format="1">
        <style:list-level-properties text:list-level-position-and-space-mode="label-alignment">
          <style:list-level-label-alignment text:label-followed-by="nothing" fo:text-indent="-4.5mm" fo:margin-left="15.5mm"/>
        </style:list-level-properties>
      </text:list-level-style-number>
      <text:list-level-style-number text:level="4" text:style-name="Numbering_20_Symbols" style:num-format="1">
        <style:list-level-properties text:list-level-position-and-space-mode="label-alignment">
          <style:list-level-label-alignment text:label-followed-by="nothing" fo:text-indent="-3.95mm" fo:margin-left="20mm"/>
        </style:list-level-properties>
      </text:list-level-style-number>
      <text:list-level-style-number text:level="5" text:style-name="Numbering_20_Symbols" style:num-format="1">
        <style:list-level-properties text:list-level-position-and-space-mode="label-alignment">
          <style:list-level-label-alignment text:label-followed-by="nothing" fo:text-indent="-3.95mm" fo:margin-left="23.95mm"/>
        </style:list-level-properties>
      </text:list-level-style-number>
      <text:list-level-style-number text:level="6" text:style-name="Numbering_20_Symbols" style:num-format="1">
        <style:list-level-properties text:list-level-position-and-space-mode="label-alignment">
          <style:list-level-label-alignment text:label-followed-by="nothing" fo:text-indent="-3.95mm" fo:margin-left="27.9mm"/>
        </style:list-level-properties>
      </text:list-level-style-number>
      <text:list-level-style-number text:level="7" text:style-name="Numbering_20_Symbols" style:num-format="1">
        <style:list-level-properties text:list-level-position-and-space-mode="label-alignment">
          <style:list-level-label-alignment text:label-followed-by="nothing" fo:text-indent="-3.95mm" fo:margin-left="31.86mm"/>
        </style:list-level-properties>
      </text:list-level-style-number>
      <text:list-level-style-number text:level="8" text:style-name="Numbering_20_Symbols" style:num-format="1">
        <style:list-level-properties text:list-level-position-and-space-mode="label-alignment">
          <style:list-level-label-alignment text:label-followed-by="nothing" fo:text-indent="-3.95mm" fo:margin-left="35.81mm"/>
        </style:list-level-properties>
      </text:list-level-style-number>
      <text:list-level-style-number text:level="9" text:style-name="Numbering_20_Symbols" style:num-format="1">
        <style:list-level-properties text:list-level-position-and-space-mode="label-alignment">
          <style:list-level-label-alignment text:label-followed-by="nothing" fo:text-indent="-3.95mm" fo:margin-left="39.76mm"/>
        </style:list-level-properties>
      </text:list-level-style-number>
      <text:list-level-style-number text:level="10" text:style-name="Numbering_20_Symbols" style:num-format="1">
        <style:list-level-properties text:list-level-position-and-space-mode="label-alignment">
          <style:list-level-label-alignment text:label-followed-by="nothing" fo:text-indent="-3.95mm" fo:margin-left="43.71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Таблица3" style:family="table">
      <style:table-properties style:width="184.31mm" table:align="margins"/>
    </style:style>
    <style:style style:name="Таблица3.A" style:family="table-column">
      <style:table-column-properties style:column-width="7mm" style:rel-column-width="2489*"/>
    </style:style>
    <style:style style:name="Таблица3.B" style:family="table-column">
      <style:table-column-properties style:column-width="10mm" style:rel-column-width="3556*"/>
    </style:style>
    <style:style style:name="Таблица3.C" style:family="table-column">
      <style:table-column-properties style:column-width="23mm" style:rel-column-width="8178*"/>
    </style:style>
    <style:style style:name="Таблица3.D" style:family="table-column">
      <style:table-column-properties style:column-width="14.99mm" style:rel-column-width="5331*"/>
    </style:style>
    <style:style style:name="Таблица3.F" style:family="table-column">
      <style:table-column-properties style:column-width="70.01mm" style:rel-column-width="24893*"/>
    </style:style>
    <style:style style:name="Таблица3.G" style:family="table-column">
      <style:table-column-properties style:column-width="4.99mm" style:rel-column-width="1774*"/>
    </style:style>
    <style:style style:name="Таблица3.K" style:family="table-column">
      <style:table-column-properties style:column-width="19.35mm" style:rel-column-width="6879*"/>
    </style:style>
    <style:style style:name="Таблица3.1" style:family="table-row">
      <style:table-row-properties style:row-height="4.99mm"/>
    </style:style>
    <style:style style:name="Таблица3.A1" style:family="table-cell">
      <style:table-cell-properties style:vertical-align="middle" fo:padding="0.49mm" fo:border-left="1pt solid #000000" fo:border-right="none" fo:border-top="1pt solid #000000" fo:border-bottom="0.5pt solid #000000"/>
    </style:style>
    <style:style style:name="Таблица3.F1" style:family="table-cell">
      <style:table-cell-properties style:vertical-align="middle" fo:padding="0.49mm" fo:border="1pt solid #000000"/>
    </style:style>
    <style:style style:name="Таблица3.A2" style:family="table-cell">
      <style:table-cell-properties style:vertical-align="middle" fo:padding="0.49mm" fo:border-left="1pt solid #000000" fo:border-right="none" fo:border-top="none" fo:border-bottom="1pt solid #000000"/>
    </style:style>
    <style:style style:name="Таблица3.A4" style:family="table-cell">
      <style:table-cell-properties style:vertical-align="middle" fo:padding-left="1.01mm" fo:padding-right="0.49mm" fo:padding-top="0.49mm" fo:padding-bottom="0.49mm" fo:border-left="1pt solid #000000" fo:border-right="none" fo:border-top="none" fo:border-bottom="0.5pt solid #000000"/>
    </style:style>
    <style:style style:name="Таблица3.K4" style:family="table-cell">
      <style:table-cell-properties style:vertical-align="middle" fo:padding="0.49mm" fo:border-left="1pt solid #000000" fo:border-right="1pt solid #000000" fo:border-top="none" fo:border-bottom="1pt solid #000000"/>
    </style:style>
    <style:style style:name="Таблица3.H5" style:family="table-cell">
      <style:table-cell-properties style:vertical-align="middle" fo:padding="0.49mm" fo:border-left="0.5pt solid #000000" fo:border-right="none" fo:border-top="none" fo:border-bottom="1pt solid #000000"/>
    </style:style>
    <style:style style:name="Таблица3.A8" style:family="table-cell">
      <style:table-cell-properties style:vertical-align="middle" fo:padding-left="1.01mm" fo:padding-right="0.49mm" fo:padding-top="0.49mm" fo:padding-bottom="0.49mm" fo:border-left="1pt solid #000000" fo:border-right="none" fo:border-top="none" fo:border-bottom="1pt solid #000000"/>
    </style:style>
    <style:style style:name="Таблица1" style:family="table">
      <style:table-properties table:align="margins"/>
    </style:style>
    <style:style style:name="Таблица1.A" style:family="table-column">
      <style:table-column-properties style:rel-column-width="2489*"/>
    </style:style>
    <style:style style:name="Таблица1.B" style:family="table-column">
      <style:table-column-properties style:rel-column-width="3556*"/>
    </style:style>
    <style:style style:name="Таблица1.C" style:family="table-column">
      <style:table-column-properties style:rel-column-width="8178*"/>
    </style:style>
    <style:style style:name="Таблица1.D" style:family="table-column">
      <style:table-column-properties style:rel-column-width="5331*"/>
    </style:style>
    <style:style style:name="Таблица1.F" style:family="table-column">
      <style:table-column-properties style:rel-column-width="39111*"/>
    </style:style>
    <style:style style:name="Таблица1.G" style:family="table-column">
      <style:table-column-properties style:rel-column-width="3314*"/>
    </style:style>
    <style:style style:name="Таблица1.1" style:family="table-row">
      <style:table-row-properties style:row-height="4.99mm"/>
    </style:style>
    <style:style style:name="Таблица1.A1" style:family="table-cell">
      <style:table-cell-properties style:vertical-align="middle" fo:padding="0mm" fo:border-left="1pt solid #000000" fo:border-right="none" fo:border-top="1pt solid #000000" fo:border-bottom="1pt solid #000000"/>
    </style:style>
    <style:style style:name="Таблица1.G1" style:family="table-cell">
      <style:table-cell-properties style:vertical-align="middle" fo:padding="0mm" fo:border="1pt solid #000000"/>
    </style:style>
    <style:style style:name="Таблица1.2" style:family="table-row">
      <style:table-row-properties style:row-height="1.99mm"/>
    </style:style>
    <style:style style:name="Таблица1.A2" style:family="table-cell">
      <style:table-cell-properties style:vertical-align="middle" fo:padding="0mm" fo:border-left="1pt solid #000000" fo:border-right="none" fo:border-top="none" fo:border-bottom="1pt solid #000000"/>
    </style:style>
    <style:style style:name="Таблица1.3" style:family="table-row">
      <style:table-row-properties style:row-height="3mm"/>
    </style:style>
    <style:style style:name="Таблица1.G3" style:family="table-cell">
      <style:table-cell-properties style:vertical-align="middle" fo:padding="0mm" fo:border-left="1pt solid #000000" fo:border-right="1pt solid #000000" fo:border-top="none" fo:border-bottom="1pt solid #000000"/>
    </style:style>
    <style:style style:name="MP1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MP2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PT Astra Serif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Sans Unicode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P3" style:family="paragraph">
      <style:paragraph-properties fo:margin-left="0mm" fo:margin-right="0mm" fo:margin-top="0mm" fo:margin-bottom="0mm" fo:line-height="100%" fo:text-align="center" fo:text-indent="0m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4" style:family="paragraph" style:parent-style-name="Table_20_Contents">
      <style:paragraph-properties fo:text-align="center" style:justify-single-word="false"/>
      <style:text-properties fo:font-size="11pt" officeooo:rsid="006ca3b4" officeooo:paragraph-rsid="006ca3b4" style:font-size-asian="9.60000038146973pt" style:font-size-complex="11pt"/>
    </style:style>
    <style:style style:name="MP5" style:family="paragraph" style:parent-style-name="Table_20_Contents">
      <style:paragraph-properties fo:text-align="center" style:justify-single-word="false"/>
      <style:text-properties fo:font-size="9pt" officeooo:rsid="00487a9d" officeooo:paragraph-rsid="00487a9d" style:font-size-asian="9pt" style:font-size-complex="9pt"/>
    </style:style>
    <style:style style:name="MP6" style:family="paragraph" style:parent-style-name="Table_20_Contents">
      <style:paragraph-properties fo:text-align="start" style:justify-single-word="false"/>
      <style:text-properties fo:font-size="9pt" officeooo:rsid="00487a9d" officeooo:paragraph-rsid="00487a9d" style:font-size-asian="9pt" style:font-size-complex="9pt"/>
    </style:style>
    <style:style style:name="MP7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MP8" style:family="paragraph" style:parent-style-name="Table_20_Contents">
      <style:paragraph-properties fo:text-align="center" style:justify-single-word="false"/>
      <style:text-properties fo:font-size="11pt" style:font-size-asian="9.60000038146973pt" style:font-size-complex="11pt"/>
    </style:style>
    <style:style style:name="MP9" style:family="paragraph">
      <loext:graphic-properties draw:fill="none" draw:fill-color="#ffffff"/>
      <style:text-properties fo:font-size="9pt" style:font-size-asian="9pt" style:font-size-complex="9pt"/>
    </style:style>
    <style:style style:name="MP10" style:family="paragraph" style:parent-style-name="Footer">
      <style:paragraph-properties fo:text-align="start" style:justify-single-word="false"/>
      <style:text-properties fo:font-size="11pt" officeooo:rsid="00349ab1" officeooo:paragraph-rsid="00349ab1" style:font-size-asian="9.60000038146973pt" style:font-size-complex="11pt"/>
    </style:style>
    <style:style style:name="MP11" style:family="paragraph">
      <loext:graphic-properties draw:fill="none" draw:fill-color="#ffffff"/>
      <style:text-properties fo:font-size="7pt" style:font-size-asian="7pt" style:font-size-complex="7pt"/>
    </style:style>
    <style:style style:name="MP12" style:family="paragraph" style:parent-style-name="Table_20_Contents">
      <style:paragraph-properties fo:text-align="center" style:justify-single-word="false"/>
      <style:text-properties fo:font-size="11pt" officeooo:rsid="006a73b5" officeooo:paragraph-rsid="006a73b5" style:font-size-asian="9.60000038146973pt" style:font-size-complex="11pt"/>
    </style:style>
    <style:style style:name="MP13" style:family="paragraph" style:parent-style-name="Table_20_Contents">
      <style:paragraph-properties fo:text-align="center" style:justify-single-word="false"/>
      <style:text-properties fo:font-size="9pt" officeooo:rsid="006a73b5" officeooo:paragraph-rsid="006a73b5" style:font-size-asian="9pt" style:font-size-complex="9pt"/>
    </style:style>
    <style:style style:name="MP14" style:family="paragraph" style:parent-style-name="Footer">
      <style:text-properties fo:font-size="11pt" style:font-size-asian="9.60000038146973pt" style:font-size-complex="11pt"/>
    </style:style>
    <style:style style:name="M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PT Astra Serif" fo:font-size="9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Sans Unicode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fo:font-size="7pt" style:font-size-asian="7pt" style:font-size-complex="7pt"/>
    </style:style>
    <style:style style:name="M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35mm" svg:stroke-color="#000000" draw:marker-start-width="4.06mm" draw:marker-end-width="4.06mm" draw:fill="none" draw:fill-color="#ffffff" draw:textarea-vertical-align="middle" fo:min-height="6.65mm" fo:padding-top="0.18mm" fo:padding-bottom="0.18mm" fo:padding-left="0.18mm" fo:padding-right="0.18mm" style:run-through="foreground"/>
    </style:style>
    <style:style style:name="Mgr3" style:family="graphic">
      <style:graphic-properties draw:stroke="solid" svg:stroke-width="0.35mm" svg:stroke-color="#000000" draw:marker-start-width="4.06mm" draw:marker-end-width="4.06mm" draw:fill="none" draw:fill-color="#ffffff" draw:textarea-vertical-align="middle" fo:min-height="4.64mm" fo:padding-top="0.18mm" fo:padding-bottom="0.18mm" fo:padding-left="0.18mm" fo:padding-right="0.18mm" style:run-through="foreground"/>
    </style:style>
    <style:style style:name="Mgr4" style:family="graphic">
      <style:graphic-properties draw:stroke="none" svg:stroke-color="#000000" draw:fill="none" draw:fill-color="#ffffff" fo:min-height="3.6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draw:stroke="none" svg:stroke-color="#000000" draw:fill="none" draw:fill-color="#ffffff" fo:min-height="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6" style:family="graphic">
      <style:graphic-properties draw:stroke="none" svg:stroke-color="#000000" draw:fill="none" draw:fill-color="#ffffff" fo:min-height="2.8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7" style:family="graphic">
      <style:graphic-properties draw:stroke="none" svg:stroke-color="#000000" draw:fill="none" draw:fill-color="#ffffff" fo:min-height="3.4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4.99mm" fo:margin-bottom="4.99mm" fo:margin-left="20mm" fo:margin-right="4.99mm" fo:border="0.99pt solid #000000" fo:padding="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5.01mm" fo:margin-left="0mm" fo:margin-right="0mm" fo:margin-bottom="4mm" fo:background-color="transparent" style:dynamic-spacing="false" draw:fill="none" draw:fill-color="#729fcf"/>
      </style:header-style>
      <style:footer-style>
        <style:header-footer-properties svg:height="40.01mm" fo:margin-left="0mm" fo:margin-right="0mm" fo:margin-top="0mm" fo:background-color="transparent" style:dynamic-spacing="fals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4.99mm" fo:margin-bottom="4.99mm" fo:margin-left="20mm" fo:margin-right="4.99mm" fo:border="0.99pt solid #000000" fo:padding="0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5.01mm" fo:margin-left="0mm" fo:margin-right="0mm" fo:margin-bottom="4mm" fo:background-color="transparent" style:dynamic-spacing="false" draw:fill="none" draw:fill-color="#729fcf"/>
      </style:header-style>
      <style:footer-style>
        <style:header-footer-properties svg:height="14.99mm" fo:margin-left="0mm" fo:margin-right="0mm" fo:margin-top="0m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Форма_20_9" style:display-name="Форма 9" style:page-layout-name="Mpm2" style:next-style-name="Форма_20_9а">
      <style:header>
        <text:p text:style-name="Header"/>
      </style:header>
      <style:footer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column table:style-name="Таблица3.D"/>
          <table:table-column table:style-name="Таблица3.B"/>
          <table:table-column table:style-name="Таблица3.F"/>
          <table:table-column table:style-name="Таблица3.G" table:number-columns-repeated="3"/>
          <table:table-column table:style-name="Таблица3.D"/>
          <table:table-column table:style-name="Таблица3.K"/>
          <table:table-row table:style-name="Таблица3.1">
            <table:table-cell table:style-name="Таблица3.A1" office:value-type="string">
              <text:p text:style-name="MP1"><draw:g text:anchor-type="paragraph" draw:z-index="4" draw:style-name="Mgr1"><draw:frame draw:name="Фигура1" draw:style-name="Mgr2" draw:text-style-name="MP2" svg:width="35mm" svg:height="7.01mm" draw:transform="rotate (1.5707963267949) translate (-7.67291666666667mm 14.12875mm)"><draw:text-box><text:p/></draw:text-box></draw:frame><draw:frame draw:name="Фигура1" draw:style-name="Mgr3" draw:text-style-name="MP2" svg:width="35mm" svg:height="5mm" draw:transform="rotate (1.5707963267949) translate (-12.6647222222222mm 14.12875mm)"><draw:text-box><text:p text:style-name="MP3"><text:span text:style-name="MT1">Подп. и дата</text:span></text:p></draw:text-box></draw:frame></draw:g><draw:g text:anchor-type="paragraph" draw:z-index="5" draw:style-name="Mgr1"><draw:frame draw:name="Фигура1" draw:style-name="Mgr2" draw:text-style-name="MP2" svg:width="35mm" svg:height="7.01mm" draw:transform="rotate (1.5707963267949) translate (-7.67291666666667mm -70.8554166666667mm)"><draw:text-box><text:p/></draw:text-box></draw:frame><draw:frame draw:name="Фигура1" draw:style-name="Mgr3" draw:text-style-name="MP2" svg:width="35mm" svg:height="5mm" draw:transform="rotate (1.5707963267949) translate (-12.6647222222222mm -70.8554166666667mm)"><draw:text-box><text:p text:style-name="MP3"><text:span text:style-name="MT1">Подп. и дата</text:span></text:p></draw:text-box></draw:frame></draw:g><draw:g text:anchor-type="paragraph" draw:z-index="6" draw:style-name="Mgr1"><draw:frame draw:name="Фигура1" draw:style-name="Mgr2" draw:text-style-name="MP2" svg:width="25mm" svg:height="7.01mm" draw:transform="rotate (1.5707963267949) translate (-7.67291666666667mm -45.8611111111111mm)"><draw:text-box><text:p/></draw:text-box></draw:frame><draw:frame draw:name="Фигура1" draw:style-name="Mgr3" draw:text-style-name="MP2" svg:width="25mm" svg:height="5mm" draw:transform="rotate (1.5707963267949) translate (-12.6647222222222mm -45.8611111111111mm)"><draw:text-box><text:p text:style-name="MP3"><text:span text:style-name="MT1">Инв. № дубл.</text:span></text:p></draw:text-box></draw:frame></draw:g><draw:g text:anchor-type="paragraph" draw:z-index="7" draw:style-name="Mgr1"><draw:frame draw:name="Фигура1" draw:style-name="Mgr2" draw:text-style-name="MP2" svg:width="25mm" svg:height="7.01mm" draw:transform="rotate (1.5707963267949) translate (-7.67291666666667mm -20.8668055555556mm)"><draw:text-box><text:p/></draw:text-box></draw:frame><draw:frame draw:name="Фигура1" draw:style-name="Mgr3" draw:text-style-name="MP2" svg:width="25mm" svg:height="5mm" draw:transform="rotate (1.5707963267949) translate (-12.6647222222222mm -20.8668055555556mm)"><draw:text-box><text:p text:style-name="MP3"><text:span text:style-name="MT1">Взам. инв. №</text:span></text:p></draw:text-box></draw:frame></draw:g></text:p>
            </table:table-cell>
            <table:table-cell table:style-name="Таблица3.A1" office:value-type="string">
              <text:p text:style-name="MP1"/>
            </table:table-cell>
            <table:table-cell table:style-name="Таблица3.A1" office:value-type="string">
              <text:p text:style-name="MP1"/>
            </table:table-cell>
            <table:table-cell table:style-name="Таблица3.A1" office:value-type="string">
              <text:p text:style-name="MP1"/>
            </table:table-cell>
            <table:table-cell table:style-name="Таблица3.A1" office:value-type="string">
              <text:p text:style-name="MP1"/>
            </table:table-cell>
            <table:table-cell table:style-name="Таблица3.F1" table:number-rows-spanned="3" table:number-columns-spanned="6" office:value-type="string">
              <text:p text:style-name="MP4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3.1">
            <table:table-cell table:style-name="Таблица3.A2" office:value-type="string">
              <text:p text:style-name="MP1"/>
            </table:table-cell>
            <table:table-cell table:style-name="Таблица3.A2" office:value-type="string">
              <text:p text:style-name="MP1"/>
            </table:table-cell>
            <table:table-cell table:style-name="Таблица3.A2" office:value-type="string">
              <text:p text:style-name="MP1"/>
            </table:table-cell>
            <table:table-cell table:style-name="Таблица3.A2" office:value-type="string">
              <text:p text:style-name="MP1"/>
            </table:table-cell>
            <table:table-cell table:style-name="Таблица3.A2" office:value-type="string">
              <text:p text:style-name="MP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3.1">
            <table:table-cell table:style-name="Таблица3.A2" office:value-type="string">
              <text:p text:style-name="MP5">Изм</text:p>
            </table:table-cell>
            <table:table-cell table:style-name="Таблица3.A2" office:value-type="string">
              <text:p text:style-name="MP5">Лист</text:p>
            </table:table-cell>
            <table:table-cell table:style-name="Таблица3.A2" office:value-type="string">
              <text:p text:style-name="MP5">№ докум.</text:p>
            </table:table-cell>
            <table:table-cell table:style-name="Таблица3.A2" office:value-type="string">
              <text:p text:style-name="MP5">Подпись</text:p>
            </table:table-cell>
            <table:table-cell table:style-name="Таблица3.A2" office:value-type="string">
              <text:p text:style-name="MP5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3.1">
            <table:table-cell table:style-name="Таблица3.A4" table:number-columns-spanned="2" office:value-type="string">
              <text:p text:style-name="MP6">Разраб.</text:p>
            </table:table-cell>
            <table:covered-table-cell/>
            <table:table-cell table:style-name="Таблица3.A4" office:value-type="string">
              <text:p text:style-name="MP7"/>
            </table:table-cell>
            <table:table-cell table:style-name="Таблица3.A4" office:value-type="string">
              <text:p text:style-name="MP7"/>
            </table:table-cell>
            <table:table-cell table:style-name="Таблица3.A4" office:value-type="string">
              <text:p text:style-name="MP1"/>
            </table:table-cell>
            <table:table-cell table:style-name="Таблица3.A2" table:number-rows-spanned="5" office:value-type="string">
              <text:p text:style-name="MP8"/>
            </table:table-cell>
            <table:table-cell table:style-name="Таблица3.A2" table:number-columns-spanned="3" office:value-type="string">
              <text:p text:style-name="MP5">Лит.</text:p>
            </table:table-cell>
            <table:covered-table-cell/>
            <table:covered-table-cell/>
            <table:table-cell table:style-name="Таблица3.A2" office:value-type="string">
              <text:p text:style-name="MP5">Лист</text:p>
            </table:table-cell>
            <table:table-cell table:style-name="Таблица3.K4" office:value-type="string">
              <text:p text:style-name="MP5">Листов</text:p>
            </table:table-cell>
          </table:table-row>
          <table:table-row table:style-name="Таблица3.1">
            <table:table-cell table:style-name="Таблица3.A4" table:number-columns-spanned="2" office:value-type="string">
              <text:p text:style-name="MP6">Пров.</text:p>
            </table:table-cell>
            <table:covered-table-cell/>
            <table:table-cell table:style-name="Таблица3.A4" office:value-type="string">
              <text:p text:style-name="MP7"/>
            </table:table-cell>
            <table:table-cell table:style-name="Таблица3.A4" office:value-type="string">
              <text:p text:style-name="MP7"/>
            </table:table-cell>
            <table:table-cell table:style-name="Таблица3.A4" office:value-type="string">
              <text:p text:style-name="MP1"/>
            </table:table-cell>
            <table:covered-table-cell/>
            <table:table-cell table:style-name="Таблица3.A2" office:value-type="string">
              <text:p text:style-name="MP5"/>
            </table:table-cell>
            <table:table-cell table:style-name="Таблица3.H5" office:value-type="string">
              <text:p text:style-name="MP1"/>
            </table:table-cell>
            <table:table-cell table:style-name="Таблица3.H5" office:value-type="string">
              <text:p text:style-name="MP1"/>
            </table:table-cell>
            <table:table-cell table:style-name="Таблица3.A2" office:value-type="string">
              <text:p text:style-name="MP1"><text:page-number text:select-page="current">1</text:page-number></text:p>
            </table:table-cell>
            <table:table-cell table:style-name="Таблица3.K4" office:value-type="string">
              <text:p text:style-name="MP1"><text:page-count>1</text:page-count></text:p>
            </table:table-cell>
          </table:table-row>
          <table:table-row table:style-name="Таблица3.1">
            <table:table-cell table:style-name="Таблица3.A4" table:number-columns-spanned="2" office:value-type="string">
              <text:p text:style-name="MP7"/>
            </table:table-cell>
            <table:covered-table-cell/>
            <table:table-cell table:style-name="Таблица3.A4" office:value-type="string">
              <text:p text:style-name="MP7"/>
            </table:table-cell>
            <table:table-cell table:style-name="Таблица3.A4" office:value-type="string">
              <text:p text:style-name="MP7"/>
            </table:table-cell>
            <table:table-cell table:style-name="Таблица3.A4" office:value-type="string">
              <text:p text:style-name="MP1"/>
            </table:table-cell>
            <table:covered-table-cell/>
            <table:table-cell table:style-name="Таблица3.K4" table:number-rows-spanned="3" table:number-columns-spanned="5" office:value-type="string">
              <text:p text:style-name="MP8"/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3.1">
            <table:table-cell table:style-name="Таблица3.A4" table:number-columns-spanned="2" office:value-type="string">
              <text:p text:style-name="MP6">Н. контр.</text:p>
            </table:table-cell>
            <table:covered-table-cell/>
            <table:table-cell table:style-name="Таблица3.A4" office:value-type="string">
              <text:p text:style-name="MP7"/>
            </table:table-cell>
            <table:table-cell table:style-name="Таблица3.A4" office:value-type="string">
              <text:p text:style-name="MP7"/>
            </table:table-cell>
            <table:table-cell table:style-name="Таблица3.A4" office:value-type="string">
              <text:p text:style-name="MP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3.1">
            <table:table-cell table:style-name="Таблица3.A8" table:number-columns-spanned="2" office:value-type="string">
              <text:p text:style-name="MP6"><draw:g text:anchor-type="paragraph" draw:z-index="0" draw:style-name="Mgr1"><draw:frame draw:name="Фигура1" draw:style-name="Mgr2" draw:text-style-name="MP2" svg:width="25mm" svg:height="7.01mm" draw:transform="rotate (1.5707963267949) translate (-8.21972222222222mm 4.18041666666667mm)"><draw:text-box><text:p/></draw:text-box></draw:frame><draw:frame draw:name="Фигура1" draw:style-name="Mgr3" draw:text-style-name="MP2" svg:width="25mm" svg:height="5mm" draw:transform="rotate (1.5707963267949) translate (-13.17625mm 4.18041666666667mm)"><draw:text-box><text:p text:style-name="MP3"><text:span text:style-name="MT1">Инв. № подл.</text:span></text:p></draw:text-box></draw:frame></draw:g><draw:frame text:anchor-type="paragraph" draw:z-index="1" draw:name="Фигура3" draw:style-name="Mgr4" draw:text-style-name="MP9" svg:width="45mm" svg:height="3.68mm" svg:x="89.76mm" svg:y="4.15mm"><draw:text-box><text:p><text:span text:style-name="MT2">Копировал:</text:span></text:p></draw:text-box></draw:frame><draw:frame text:anchor-type="paragraph" draw:z-index="2" draw:name="Фигура4" draw:style-name="Mgr5" draw:text-style-name="MP9" svg:width="16.01mm" svg:height="4.01mm" svg:x="139.81mm" svg:y="4.15mm"><draw:text-box><text:p><text:span text:style-name="MT2">Формат А4</text:span></text:p></draw:text-box></draw:frame>Утв.</text:p>
            </table:table-cell>
            <table:covered-table-cell/>
            <table:table-cell table:style-name="Таблица3.A8" office:value-type="string">
              <text:p text:style-name="MP7"/>
            </table:table-cell>
            <table:table-cell table:style-name="Таблица3.A8" office:value-type="string">
              <text:p text:style-name="MP7"/>
            </table:table-cell>
            <table:table-cell table:style-name="Таблица3.A8" office:value-type="string">
              <text:p text:style-name="MP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10"><draw:frame text:anchor-type="paragraph" draw:z-index="3" draw:name="Фигура1" draw:style-name="Mgr6" draw:text-style-name="MP11" svg:width="25.51mm" svg:height="2.87mm" svg:x="0mm" svg:y="0.48mm"><draw:text-box><text:p><text:span text:style-name="MT3">Форма 9 ГОСТ 2.106-96</text:span></text:p></draw:text-box></draw:frame></text:p>
      </style:footer>
    </style:master-page>
    <style:master-page style:name="Форма_20_9а" style:display-name="Форма 9а" style:page-layout-name="Mpm3">
      <style:header>
        <text:p text:style-name="Header"/>
      </style:header>
      <style:footer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column table:style-name="Таблица1.B"/>
          <table:table-column table:style-name="Таблица1.F"/>
          <table:table-column table:style-name="Таблица1.G"/>
          <table:table-row table:style-name="Таблица1.1">
            <table:table-cell table:style-name="Таблица1.A1" office:value-type="string">
              <text:p text:style-name="MP1"><draw:g text:anchor-type="paragraph" draw:z-index="11" draw:style-name="Mgr1"><draw:frame draw:name="Фигура1" draw:style-name="Mgr2" draw:text-style-name="MP2" svg:width="25mm" svg:height="7.01mm" draw:transform="rotate (1.5707963267949) translate (-7.17902777777778mm 14.3580555555556mm)"><draw:text-box><text:p/></draw:text-box></draw:frame><draw:frame draw:name="Фигура1" draw:style-name="Mgr3" draw:text-style-name="MP2" svg:width="25mm" svg:height="5mm" draw:transform="rotate (1.5707963267949) translate (-12.1708333333333mm 14.3580555555556mm)"><draw:text-box><text:p text:style-name="MP3"><text:span text:style-name="MT1">Инв. № подл.</text:span></text:p></draw:text-box></draw:frame></draw:g><draw:g text:anchor-type="paragraph" draw:z-index="12" draw:style-name="Mgr1"><draw:frame draw:name="Фигура1" draw:style-name="Mgr2" draw:text-style-name="MP2" svg:width="35mm" svg:height="7.01mm" draw:transform="rotate (1.5707963267949) translate (-7.17902777777778mm -95.6556944444444mm)"><draw:text-box><text:p/></draw:text-box></draw:frame><draw:frame draw:name="Фигура1" draw:style-name="Mgr3" draw:text-style-name="MP2" svg:width="35mm" svg:height="5mm" draw:transform="rotate (1.5707963267949) translate (-12.1708333333333mm -95.6556944444444mm)"><draw:text-box><text:p text:style-name="MP3"><text:span text:style-name="MT1">Подп. и дата</text:span></text:p></draw:text-box></draw:frame></draw:g><draw:g text:anchor-type="paragraph" draw:z-index="13" draw:style-name="Mgr1"><draw:frame draw:name="Фигура1" draw:style-name="Mgr2" draw:text-style-name="MP2" svg:width="25mm" svg:height="7.01mm" draw:transform="rotate (1.5707963267949) translate (-7.17902777777778mm -70.6966666666667mm)"><draw:text-box><text:p/></draw:text-box></draw:frame><draw:frame draw:name="Фигура1" draw:style-name="Mgr3" draw:text-style-name="MP2" svg:width="25mm" svg:height="5mm" draw:transform="rotate (1.5707963267949) translate (-12.1708333333333mm -70.6966666666667mm)"><draw:text-box><text:p text:style-name="MP3"><text:span text:style-name="MT1">Инв. № дубл.</text:span></text:p></draw:text-box></draw:frame></draw:g><draw:g text:anchor-type="paragraph" draw:z-index="14" draw:style-name="Mgr1"><draw:frame draw:name="Фигура1" draw:style-name="Mgr2" draw:text-style-name="MP2" svg:width="35mm" svg:height="7.01mm" draw:transform="rotate (1.5707963267949) translate (-7.17902777777778mm -10.7068055555556mm)"><draw:text-box><text:p/></draw:text-box></draw:frame><draw:frame draw:name="Фигура1" draw:style-name="Mgr3" draw:text-style-name="MP2" svg:width="35mm" svg:height="5mm" draw:transform="rotate (1.5707963267949) translate (-12.1708333333333mm -10.7068055555556mm)"><draw:text-box><text:p text:style-name="MP3"><text:span text:style-name="MT1">Подп. и дата</text:span></text:p></draw:text-box></draw:frame></draw:g><draw:g text:anchor-type="paragraph" draw:z-index="15" draw:style-name="Mgr1"><draw:frame draw:name="Фигура1" draw:style-name="Mgr2" draw:text-style-name="MP2" svg:width="25mm" svg:height="7.01mm" draw:transform="rotate (1.5707963267949) translate (-7.17902777777778mm -45.7023611111111mm)"><draw:text-box><text:p/></draw:text-box></draw:frame><draw:frame draw:name="Фигура1" draw:style-name="Mgr3" draw:text-style-name="MP2" svg:width="25mm" svg:height="5mm" draw:transform="rotate (1.5707963267949) translate (-12.1708333333333mm -45.7023611111111mm)"><draw:text-box><text:p text:style-name="MP3"><text:span text:style-name="MT1">Взам. инв. №</text:span></text:p></draw:text-box></draw:frame></draw:g></text:p>
            </table:table-cell>
            <table:table-cell table:style-name="Таблица1.A1" office:value-type="string">
              <text:p text:style-name="MP1"/>
            </table:table-cell>
            <table:table-cell table:style-name="Таблица1.A1" office:value-type="string">
              <text:p text:style-name="MP1"/>
            </table:table-cell>
            <table:table-cell table:style-name="Таблица1.A1" office:value-type="string">
              <text:p text:style-name="MP1"/>
            </table:table-cell>
            <table:table-cell table:style-name="Таблица1.A1" office:value-type="string">
              <text:p text:style-name="MP1"/>
            </table:table-cell>
            <table:table-cell table:style-name="Таблица1.A1" table:number-rows-spanned="4" office:value-type="string">
              <text:p text:style-name="MP12"><draw:frame text:anchor-type="paragraph" draw:z-index="9" draw:name="Фигура3" draw:style-name="Mgr4" draw:text-style-name="MP9" svg:width="45mm" svg:height="3.68mm" svg:x="28.19mm" svg:y="15.05mm"><draw:text-box><text:p><text:span text:style-name="MT2">Копировал:</text:span></text:p></draw:text-box></draw:frame></text:p>
            </table:table-cell>
            <table:table-cell table:style-name="Таблица1.G1" table:number-rows-spanned="2" office:value-type="string">
              <text:p text:style-name="MP13">Лист</text:p>
            </table:table-cell>
          </table:table-row>
          <table:table-row table:style-name="Таблица1.2">
            <table:table-cell table:style-name="Таблица1.A2" table:number-rows-spanned="2" office:value-type="string">
              <text:p text:style-name="MP1"/>
            </table:table-cell>
            <table:table-cell table:style-name="Таблица1.A2" table:number-rows-spanned="2" office:value-type="string">
              <text:p text:style-name="MP1"/>
            </table:table-cell>
            <table:table-cell table:style-name="Таблица1.A2" table:number-rows-spanned="2" office:value-type="string">
              <text:p text:style-name="MP1"/>
            </table:table-cell>
            <table:table-cell table:style-name="Таблица1.A2" table:number-rows-spanned="2" office:value-type="string">
              <text:p text:style-name="MP1"/>
            </table:table-cell>
            <table:table-cell table:style-name="Таблица1.A2" table:number-rows-spanned="2" office:value-type="string">
              <text:p text:style-name="MP1"/>
            </table:table-cell>
            <table:covered-table-cell/>
            <table:covered-table-cell/>
          </table:table-row>
          <table:table-row table:style-name="Таблица1.3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1.G3" table:number-rows-spanned="2" office:value-type="string">
              <text:p text:style-name="MP1"><text:page-number text:select-page="current">0</text:page-number></text:p>
            </table:table-cell>
          </table:table-row>
          <table:table-row table:style-name="Таблица1.1">
            <table:table-cell table:style-name="Таблица1.A2" office:value-type="string">
              <text:p text:style-name="MP13"><draw:frame text:anchor-type="paragraph" draw:z-index="8" draw:name="Фигура4" draw:style-name="Mgr5" draw:text-style-name="MP9" svg:width="16.01mm" svg:height="4.01mm" svg:x="142.38mm" svg:y="4.22mm"><draw:text-box><text:p><text:span text:style-name="MT2">Формат А4</text:span></text:p></draw:text-box></draw:frame>Изм</text:p>
            </table:table-cell>
            <table:table-cell table:style-name="Таблица1.A2" office:value-type="string">
              <text:p text:style-name="MP13">Лист</text:p>
            </table:table-cell>
            <table:table-cell table:style-name="Таблица1.A2" office:value-type="string">
              <text:p text:style-name="MP13">№ докум.</text:p>
            </table:table-cell>
            <table:table-cell table:style-name="Таблица1.A2" office:value-type="string">
              <text:p text:style-name="MP13">Подпись</text:p>
            </table:table-cell>
            <table:table-cell table:style-name="Таблица1.A2" office:value-type="string">
              <text:p text:style-name="MP13">Дата</text:p>
            </table:table-cell>
            <table:covered-table-cell/>
            <table:covered-table-cell/>
          </table:table-row>
        </table:table>
        <text:p text:style-name="MP14"><draw:frame text:anchor-type="paragraph" draw:z-index="10" draw:name="Фигура1" draw:style-name="Mgr7" draw:text-style-name="MP11" svg:width="26.5mm" svg:height="3.5mm" svg:x="-0.05mm" svg:y="0.56mm"><draw:text-box><text:p><text:span text:style-name="MT3">Форма 9а ГОСТ 2.106-96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8:10:16.754381459</meta:creation-date>
    <dc:date>2018-01-14T18:19:50.527548788</dc:date>
    <meta:editing-duration>PT1H59M59S</meta:editing-duration>
    <meta:editing-cycles>69</meta:editing-cycles>
    <meta:generator>LibreOffice/5.4.3.2$Linux_X86_64 LibreOffice_project/92a7159f7e4af62137622921e809f8546db437e5</meta:generator>
    <dc:creator>Гончаров</dc:creator>
    <dc:subject>Шаблон ODF</dc:subject>
    <dc:title>Форма пояснительной записки (ПЗ), программы и методики испытаний (ПМ), таблиц (ТБ), расчётов (РР), инструкций (И), документов прочих (Д) Форма 9 по ГОСТ 2.106-96</dc:title>
    <meta:keyword>Шаблон</meta:keyword>
    <meta:keyword>ODF</meta:keyword>
    <meta:keyword>ГОСТ 2.106-96</meta:keyword>
    <meta:keyword>Форма 9</meta:keyword>
    <meta:keyword>пояснительная записка</meta:keyword>
    <meta:keyword>программа и методика испытаний</meta:keyword>
    <meta:document-statistic meta:table-count="2" meta:image-count="0" meta:object-count="0" meta:page-count="1" meta:paragraph-count="21" meta:word-count="24" meta:character-count="98" meta:non-whitespace-character-count="95"/>
  </office:meta>
</office:document-meta>
</file>